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04cm" fo:min-width="2.504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gradient" draw:fill-gradient-name="Pastel_20_Bouquet" draw:textarea-horizontal-align="justify" draw:textarea-vertical-align="middle" draw:auto-grow-height="false" fo:min-height="1.504cm" fo:min-width="7.754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3.621cm" fo:min-width="0cm" fo:padding-top="0.152cm" fo:padding-bottom="0.152cm" fo:padding-left="0.277cm" fo:padding-right="0.277cm"/>
    </style:style>
    <style:style style:name="gr4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bottom" draw:auto-grow-height="false" fo:min-height="15.768cm" fo:min-width="23.768cm"/>
      <style:paragraph-properties style:writing-mode="lr-tb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loext:graphic-properties draw:fill="gradient" draw:fill-gradient-name="Pastel_20_Bouquet"/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25cm" svg:height="2cm" svg:x="6.754cm" svg:y="10.454cm">
          <text:p text:style-name="P1"><text:span text:style-name="T1">Banq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5cm" svg:height="2cm" svg:x="17.75cm" svg:y="10.5cm">
          <text:p text:style-name="P1"><text:span text:style-name="T2">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5cm" svg:height="2cm" svg:x="4.75cm" svg:y="17.355cm">
          <text:p text:style-name="P1"><text:span text:style-name="T2">Message 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5cm" svg:height="2cm" svg:x="13.452cm" svg:y="4.552cm">
          <text:p text:style-name="P1"><text:span text:style-name="T2">Gatew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5cm" svg:height="4.899cm" svg:x="8.402cm" svg:y="12.4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4" draw:layer="layout" svg:x1="15cm" svg:y1="6.5cm" svg:x2="19.5cm" svg:y2="10.5cm">
          <text:p/>
        </draw:line>
        <draw:line draw:style-name="gr5" draw:text-style-name="P4" draw:layer="layout" svg:x1="14.75cm" svg:y1="6.5cm" svg:x2="8.25cm" svg:y2="10.5cm">
          <text:p/>
        </draw:line>
        <draw:custom-shape draw:style-name="gr6" draw:text-style-name="P6" draw:layer="layout" svg:width="26cm" svg:height="17.75cm" svg:x="2cm" svg:y="2cm">
          <text:p text:style-name="P5">Kuberne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0cm" svg:y1="11.75cm" svg:x2="17.75cm" svg:y2="11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1T15:45:47.534901943</meta:creation-date>
    <dc:date>2024-02-12T17:38:47.149859853</dc:date>
    <meta:editing-duration>PT26M8S</meta:editing-duration>
    <meta:editing-cycles>5</meta:editing-cycles>
    <meta:generator>LibreOffice/7.3.7.2$Linux_X86_64 LibreOffice_project/30$Build-2</meta:generator>
    <meta:document-statistic meta:object-count="9"/>
  </office:meta>
</office:document-meta>
</file>